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華康楷書體W5" svg:font-family="華康楷書體W5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5.293cm" table:align="left" style:writing-mode="lr-tb"/>
    </style:style>
    <style:style style:name="表格1.A" style:family="table-column">
      <style:table-column-properties style:column-width="15.293cm"/>
    </style:style>
    <style:style style:name="表格1.1" style:family="table-row">
      <style:table-row-properties style:min-row-height="3.81cm"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="1.5pt solid #000000" style:writing-mode="lr-tb"/>
    </style:style>
    <style:style style:name="P1" style:family="paragraph" style:parent-style-name="Standard">
      <style:paragraph-properties fo:text-align="end" style:justify-single-word="false"/>
      <style:text-properties style:font-name="標楷體" fo:font-size="20pt" style:font-name-asian="華康楷書體W5" style:font-size-asian="20pt" style:font-name-complex="標楷體" style:font-size-complex="20pt"/>
    </style:style>
    <style:style style:name="P2" style:family="paragraph" style:parent-style-name="Standard">
      <style:paragraph-properties fo:text-align="end" style:justify-single-word="false"/>
      <style:text-properties style:font-name-asian="華康楷書體W5"/>
    </style:style>
    <style:style style:name="P3" style:family="paragraph" style:parent-style-name="Standard">
      <style:paragraph-properties fo:line-height="0.706cm" style:snap-to-layout-grid="false"/>
      <style:text-properties style:font-name-asian="華康楷書體W5"/>
    </style:style>
    <style:style style:name="P4" style:family="paragraph" style:parent-style-name="Standard">
      <style:paragraph-properties fo:text-align="end" style:justify-single-word="false"/>
      <style:text-properties style:font-name-asian="Times New Roman"/>
    </style:style>
    <style:style style:name="P5" style:family="paragraph" style:parent-style-name="Standard">
      <style:paragraph-properties fo:line-height="1.199cm" fo:text-align="justify" style:justify-single-word="false" style:snap-to-layout-grid="false"/>
    </style:style>
    <style:style style:name="P6" style:family="paragraph" style:parent-style-name="Standard">
      <style:paragraph-properties fo:line-height="1.199cm" fo:text-align="justify" style:justify-single-word="false" style:snap-to-layout-grid="false"/>
      <style:text-properties fo:font-size="16pt" style:font-name-asian="華康楷書體W5" style:font-size-asian="16pt"/>
    </style:style>
    <style:style style:name="P7" style:family="paragraph" style:parent-style-name="Standard">
      <style:paragraph-properties fo:line-height="0.917cm" fo:text-align="justify" style:justify-single-word="false"/>
      <style:text-properties fo:font-size="14pt" style:text-underline-style="solid" style:text-underline-width="auto" style:text-underline-color="font-color" style:font-name-asian="華康楷書體W5" style:font-size-asian="14pt"/>
    </style:style>
    <style:style style:name="P8" style:family="paragraph" style:parent-style-name="Standard">
      <style:text-properties fo:font-size="14pt" style:font-name-asian="華康楷書體W5" style:font-size-asian="14pt"/>
    </style:style>
    <style:style style:name="P9" style:family="paragraph" style:parent-style-name="Standard">
      <style:text-properties fo:font-size="14pt" style:font-name-asian="華康楷書體W5" style:font-size-asian="14pt" loext:padding="0cm" loext:border="0.51pt solid #000000"/>
    </style:style>
    <style:style style:name="P10" style:family="paragraph" style:parent-style-name="Standard">
      <style:paragraph-properties fo:text-align="justify" style:justify-single-word="false"/>
      <style:text-properties fo:font-size="14pt" style:font-name-asian="華康楷書體W5" style:font-size-asian="14pt" loext:padding="0cm" loext:border="0.51pt solid #000000"/>
    </style:style>
    <style:style style:name="P11" style:family="paragraph" style:parent-style-name="Standard">
      <style:paragraph-properties fo:text-align="justify" style:justify-single-word="false" style:snap-to-layout-grid="false"/>
      <style:text-properties fo:font-size="14pt" style:font-name-asian="華康楷書體W5" style:font-size-asian="14pt" loext:padding="0cm" loext:border="0.51pt solid #000000"/>
    </style:style>
    <style:style style:name="P12" style:family="paragraph" style:parent-style-name="Standard">
      <style:paragraph-properties fo:text-align="justify" style:justify-single-word="false"/>
      <style:text-properties fo:font-size="14pt" style:font-name-asian="華康楷書體W5" style:font-size-asian="14pt" loext:padding="0cm" loext:border="0.51pt solid #000000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fo:line-height="0.706cm" style:snap-to-layout-grid="false"/>
    </style:style>
    <style:style style:name="P16" style:family="paragraph" style:parent-style-name="Standard">
      <style:paragraph-properties fo:margin-left="0cm" fo:margin-right="0cm" fo:margin-top="0.318cm" fo:margin-bottom="0cm" loext:contextual-spacing="false" fo:text-indent="0.316cm" style:auto-text-indent="false" style:snap-to-layout-grid="false"/>
    </style:style>
    <style:style style:name="P17" style:family="paragraph" style:parent-style-name="Standard">
      <style:paragraph-properties fo:margin-left="0.318cm" fo:margin-right="0cm" fo:line-height="0.706cm" fo:text-indent="0cm" style:auto-text-indent="false" style:snap-to-layout-grid="false"/>
    </style:style>
    <style:style style:name="P18" style:family="paragraph" style:parent-style-name="Standard">
      <style:paragraph-properties fo:margin-left="0.318cm" fo:margin-right="0cm" fo:line-height="0.706cm" fo:text-indent="0cm" style:auto-text-indent="false" style:snap-to-layout-grid="false"/>
      <style:text-properties style:font-name-asian="華康楷書體W5"/>
    </style:style>
    <style:style style:name="P19" style:family="paragraph" style:parent-style-name="Standard" style:master-page-name="Standard">
      <style:paragraph-properties fo:line-height="0.847cm" fo:text-align="center" style:justify-single-word="false" style:page-number="auto" style:snap-to-layout-grid="false"/>
    </style:style>
    <style:style style:name="T1" style:family="text">
      <style:text-properties style:font-name="標楷體" fo:font-size="20pt" style:font-name-asian="標楷體" style:font-size-asian="20pt" style:font-name-complex="標楷體" style:font-size-complex="20pt"/>
    </style:style>
    <style:style style:name="T2" style:family="text">
      <style:text-properties style:font-name-asian="華康楷書體W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asian="華康楷書體W5"/>
    </style:style>
    <style:style style:name="T5" style:family="text">
      <style:text-properties fo:font-size="14pt" style:text-underline-style="solid" style:text-underline-width="auto" style:text-underline-color="font-color" style:font-name-asian="Times New Roman" style:font-size-asian="14pt"/>
    </style:style>
    <style:style style:name="T6" style:family="text">
      <style:text-properties fo:font-size="14pt" style:text-underline-style="solid" style:text-underline-width="auto" style:text-underline-color="font-color" style:font-name-asian="華康楷書體W5" style:font-size-asian="14pt"/>
    </style:style>
    <style:style style:name="T7" style:family="text">
      <style:text-properties fo:font-size="14pt" style:font-name-asian="華康楷書體W5" style:font-size-asian="14pt"/>
    </style:style>
    <style:style style:name="T8" style:family="text">
      <style:text-properties fo:font-size="14pt" style:font-name-asian="華康楷書體W5" style:font-size-asian="14pt"/>
    </style:style>
    <style:style style:name="T9" style:family="text">
      <style:text-properties fo:font-size="14pt" style:font-name-asian="華康楷書體W5" style:font-size-asian="14pt" loext:padding="0cm" loext:border="0.51pt solid #000000"/>
    </style:style>
    <style:style style:name="T10" style:family="text">
      <style:text-properties fo:font-size="14pt" style:font-name-asian="Times New Roman" style:font-size-asian="14pt"/>
    </style:style>
    <style:style style:name="T11" style:family="text">
      <style:text-properties style:font-name-asian="Times New Roman"/>
    </style:style>
    <style:style style:name="T12" style:family="text">
      <style:text-properties fo:font-size="16pt" style:font-name-asian="華康楷書體W5" style:font-size-asian="16pt"/>
    </style:style>
    <style:style style:name="T13" style:family="text">
      <style:text-properties fo:font-size="16pt" style:text-underline-style="solid" style:text-underline-width="auto" style:text-underline-color="font-color" style:font-name-asian="華康楷書體W5" style:font-size-asian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產業安全與防災-選修非本學程課程申請表</text:span></text:p>
      <text:p text:style-name="P1"/>
      <text:p text:style-name="P2">申請日期：<text:tab/>年<text:tab/>月<text:tab/>日</text:p>
      <text:p text:style-name="P4"><text:s/></text:p>
      <text:p text:style-name="P5"><text:span text:style-name="T5"><text:s text:c="3"/></text:span><text:span text:style-name="T7">學年度</text:span><text:span text:style-name="T10"> </text:span><text:span text:style-name="T5"><text:s text:c="3"/></text:span><text:span text:style-name="T7">學期</text:span><text:span text:style-name="T10"> <text:s text:c="2"/></text:span><text:span text:style-name="T7">學生姓名：</text:span><text:span text:style-name="T6"><text:tab/><text:tab/><text:tab/><text:tab/> </text:span><text:span text:style-name="T7"><text:s/>學號：</text:span><text:span text:style-name="T6"><text:tab/><text:tab/><text:tab/> <text:s text:c="2"/></text:span></text:p>
      <text:p text:style-name="P6">擬選修</text:p>
      <text:p text:style-name="P5"><text:span text:style-name="T6"><text:tab/><text:tab/><text:tab/><text:tab/><text:tab/><text:tab/></text:span><text:span text:style-name="T7">(</text:span><text:span text:style-name="T7">所</text:span><text:span text:style-name="T7">)</text:span><text:span text:style-name="T7"> <text:s/>課程名稱：</text:span><text:span text:style-name="T6"><text:tab/><text:tab/><text:tab/><text:tab/><text:tab/><text:tab/><text:tab/> <text:s text:c="2"/></text:span></text:p>
      <text:p text:style-name="P5"><text:span text:style-name="T7">授課老師為</text:span><text:span text:style-name="T6"><text:tab/><text:tab/><text:tab/><text:tab/> </text:span><text:span text:style-name="T7">當學期課號</text:span><text:span text:style-name="T6"><text:tab/><text:tab/><text:tab/> </text:span><text:span text:style-name="T7">永久課號</text:span><text:span text:style-name="T6"><text:tab/><text:tab/> <text:s text:c="5"/></text:span></text:p>
      <text:p text:style-name="P7"/>
      <text:p text:style-name="P13"><text:span text:style-name="T13">說明選修理由如下</text:span><text:span text:style-name="T12">：</text:span>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9"/>
      <text:p text:style-name="P14"><text:span text:style-name="T7">1.</text:span><text:span text:style-name="T7">任課老師</text:span><text:span text:style-name="T6">同意</text:span><text:span text:style-name="T7">簽名欄：</text:span><text:span text:style-name="T6"><text:tab/><text:tab/><text:tab/><text:tab/><text:tab/><text:tab/></text:span></text:p>
      <text:p text:style-name="P16"><text:span text:style-name="T7">任課老師</text:span><text:span text:style-name="T6">不同意</text:span><text:span text:style-name="T7">簽名：</text:span><text:span text:style-name="T6"><text:tab/><text:tab/><text:tab/><text:tab/><text:tab/><text:tab/></text:span><text:span text:style-name="T7">（請簽名或蓋章）</text:span></text:p>
      <text:p text:style-name="P8"/>
      <text:p text:style-name="P15"><text:span text:style-name="T7">2.</text:span><text:span text:style-name="T7">指導教授同意簽名欄：</text:span><text:span text:style-name="T6"><text:tab/><text:tab/><text:tab/><text:tab/><text:tab/><text:tab/></text:span><text:span text:style-name="T7">（請簽名或蓋章）</text:span></text:p>
      <text:p text:style-name="P17"><text:span text:style-name="T11">※</text:span><text:span text:style-name="T2">擬承認此門為專業科目；並將其納入畢業30學分內。</text:span></text:p>
      <text:p text:style-name="P18"/>
      <text:p text:style-name="P15"><text:span text:style-name="T7">3.</text:span><text:span text:style-name="T7">召</text:span><text:span text:style-name="T10"> </text:span><text:span text:style-name="T7">集</text:span><text:span text:style-name="T10"> </text:span><text:span text:style-name="T7">人同意簽名欄：</text:span><text:span text:style-name="T6"><text:tab/><text:tab/><text:tab/><text:tab/><text:tab/><text:tab/></text:span><text:span text:style-name="T7">（請簽名或蓋章）</text:span></text:p>
      <text:p text:style-name="P15"><text:span text:style-name="T10"><text:s/></text:span><text:span text:style-name="T11">※</text:span><text:span text:style-name="T2">需再經產安委員會審查通過。</text:span></text:p>
      <text:p text:style-name="P3"/>
      <text:p text:style-name="P15"><text:span text:style-name="T7">4</text:span><text:span text:style-name="T7">.</text:span><text:span text:style-name="T7">專班主任同意簽名處：</text:span><text:span text:style-name="T6"><text:tab/><text:tab/><text:tab/><text:tab/><text:tab/><text:tab/></text:span><text:span text:style-name="T7">（請簽名或蓋章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華康楷書體W5" svg:font-family="華康楷書體W5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801cm" fo:margin-bottom="3cm" fo:margin-left="3cm" fo:margin-right="3cm" style:writing-mode="lr-tb" style:layout-grid-color="#c0c0c0" style:layout-grid-lines="37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產業安全與防災專班選修非本專班課程申請表</dc:title>
    <meta:initial-creator>user</meta:initial-creator>
    <meta:creation-date>2002-11-10T19:25:00</meta:creation-date>
    <dc:creator>user</dc:creator>
    <dc:date>2010-03-03T11:00:00</dc:date>
    <meta:editing-cycles>6</meta:editing-cycles>
    <meta:editing-duration>PT9M</meta:editing-duration>
    <meta:document-statistic meta:table-count="1" meta:image-count="0" meta:object-count="0" meta:page-count="1" meta:paragraph-count="15" meta:word-count="197" meta:character-count="296" meta:non-whitespace-character-count="202"/>
    <meta:generator>LibreOffice/5.1.4.2$Windows_x86 LibreOffice_project/f99d75f39f1c57ebdd7ffc5f42867c12031db97a</meta:generator>
  </office:meta>
</office:document-meta>
</file>